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ValueClassLevelTest.process( BeanContext context , Object object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ValueClassLevel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